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353cm" loext:contextual-spacing="false" style:line-height-at-least="0.423cm" fo:orphans="2" fo:widows="2" fo:text-indent="0cm" style:auto-text-indent="false"/>
      <style:text-properties fo:font-variant="normal" fo:text-transform="none" fo:color="#000000" style:font-name="Calibri" fo:font-size="11pt" fo:letter-spacing="normal" fo:font-style="normal" fo:font-weight="bold"/>
    </style:style>
    <style:style style:name="P2" style:family="paragraph" style:parent-style-name="Text_20_body">
      <style:paragraph-properties fo:margin-left="1.27cm" fo:margin-right="0cm" fo:margin-top="0cm" fo:margin-bottom="0cm" loext:contextual-spacing="false" style:line-height-at-least="0.423cm" fo:orphans="2" fo:widows="2" fo:text-indent="0cm" style:auto-text-indent="false"/>
      <style:text-properties fo:font-variant="normal" fo:text-transform="none" fo:color="#000000" style:font-name="Calibri" fo:font-size="11pt" fo:letter-spacing="normal" fo:font-style="normal" fo:font-weight="normal"/>
    </style:style>
    <style:style style:name="P3" style:family="paragraph" style:parent-style-name="Text_20_body">
      <style:paragraph-properties fo:margin-left="1.27cm" fo:margin-right="0cm" fo:margin-top="0cm" fo:margin-bottom="0.353cm" loext:contextual-spacing="false" style:line-height-at-least="0.423cm" fo:orphans="2" fo:widows="2" fo:text-indent="0cm" style:auto-text-indent="false"/>
      <style:text-properties fo:font-variant="normal" fo:text-transform="none" fo:color="#000000" style:font-name="Calibri" fo:font-size="11pt" fo:letter-spacing="normal" fo:font-style="normal" fo:font-weight="normal"/>
    </style:style>
    <style:style style:name="P4" style:family="paragraph" style:parent-style-name="Text_20_body">
      <style:paragraph-properties fo:margin-left="2.54cm" fo:margin-right="0cm" fo:margin-top="0cm" fo:margin-bottom="0cm" loext:contextual-spacing="false" style:line-height-at-least="0.423cm" fo:orphans="2" fo:widows="2" fo:text-indent="0cm" style:auto-text-indent="false"/>
      <style:text-properties fo:font-variant="normal" fo:text-transform="none" fo:color="#000000" style:font-name="Calibri" fo:font-size="11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awozdanie (raport końcowy) powinno zawierać:</text:p>
      <text:p text:style-name="P2">1.       Stronę tytułową zgodną z szablonem obowiązującym na przedmiotach prowadzonych w ZMiTAC.</text:p>
      <text:p text:style-name="P2">2.       Temat projektu i opis założeń, w tym opis funkcji urządzenia.</text:p>
      <text:p text:style-name="P2">3.       Analizę zadania w tym uzasadnienie wyboru elementów elektronicznych i narzędzi użytych do realizacji projektu.</text:p>
      <text:p text:style-name="P2">4.       Specyfikacja wewnętrzna:</text:p>
      <text:p text:style-name="P4">a.       Schemat blokowy i ideowy urządzenia.</text:p>
      <text:p text:style-name="P4">b.      Opis funkcji poszczególnych bloków układu, szczegółowy opis działania ważniejszych elementów układu.</text:p>
      <text:p text:style-name="P4">c.       Schemat montażowy obejmujący projekt płytki drukowanej, rozmieszczenie elementów na płytce, rozmieszczenie elementów urządzenia w obudowie.</text:p>
      <text:p text:style-name="P4">d.      Algorytm oprogramowania urządzenia.</text:p>
      <text:p text:style-name="P4">e.      Opis wszystkich zmiennych.</text:p>
      <text:p text:style-name="P4">f.        Opis funkcji wszystkich procedur.</text:p>
      <text:p text:style-name="P4">g.       Opis interakcji oprogramowania z układem elektronicznym</text:p>
      <text:p text:style-name="P4">h.      Szczegółowy opis działania ważniejszych procedur.</text:p>
      <text:p text:style-name="P2">5.       Specyfikacja zewnętrzna:</text:p>
      <text:p text:style-name="P4">a.       Opis funkcji elementów sterujących urządzeniem.</text:p>
      <text:p text:style-name="P4">b.      Opis funkcji elementów wykonawczych (wyświetlacz, diody LED, przekaźniki).</text:p>
      <text:p text:style-name="P4">c.       Opis reakcji oprogramowania na zdarzenia zewnętrzne.</text:p>
      <text:p text:style-name="P4">d.      Skrócona instrukcja obsługi urządzenia.</text:p>
      <text:p text:style-name="P2">6.       Opis montażu i uruchamiania.</text:p>
      <text:p text:style-name="P4">a.       Jakie problemy wystąpiły podczas montażu i uruchamiania i jak zostały rozwiązane.</text:p>
      <text:p text:style-name="P4">b.      Jakie przeprowadzono testy poprawności działania urządzenia.</text:p>
      <text:p text:style-name="P3">7.       Wnioski z uruchamiania i testowania.</text:p>
      <text:p text:style-name="P1">Proszę pamiętać, że do zaliczenia projektu, konieczne jest spełnienie również formalnych warunków – wysłania do bazy karty projektu oraz pliku z prezentacją (jako odpowiednie „ćwiczenia”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22:53:24.966336979</meta:creation-date>
    <dc:date>2018-09-02T22:54:02.206569345</dc:date>
    <meta:editing-duration>PT41S</meta:editing-duration>
    <meta:editing-cycles>1</meta:editing-cycles>
    <meta:document-statistic meta:table-count="0" meta:image-count="0" meta:object-count="0" meta:page-count="1" meta:paragraph-count="23" meta:word-count="190" meta:character-count="1613" meta:non-whitespace-character-count="1325"/>
    <meta:generator>LibreOffice/6.0.3.2$Linux_X86_64 LibreOffice_project/00m0$Build-2</meta:generator>
  </office:meta>
</office:document-meta>
</file>